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tyle:font-face style:name="Cambria Math" svg:font-family="'Cambria Math'"/>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Liberation Serif" fo:font-size="16pt" fo:language="fr" fo:country="FR"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4pt" fo:language="fr" fo:country="FR"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4pt" fo:language="fr" fo:country="FR" fo:font-weight="normal" officeooo:rsid="00011dc0" officeooo:paragraph-rsid="00011dc0"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4pt" fo:language="fr" fo:country="FR" fo:font-weight="normal" officeooo:rsid="0006475e" officeooo:paragraph-rsid="0006475e"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 fo:font-size="14pt" fo:language="fr" fo:country="FR" fo:font-weight="normal" officeooo:rsid="000b6e92" officeooo:paragraph-rsid="000b6e92"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Liberation Serif" fo:font-size="14pt" fo:language="fr" fo:country="FR" fo:font-weight="normal" fo:background-color="#fff200"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Liberation Serif" fo:font-size="14pt" fo:language="fr" fo:country="FR" fo:font-weight="normal" fo:background-color="#7da7d8"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Liberation Serif" fo:font-size="14pt" fo:language="fr" fo:country="FR" fo:font-weight="normal" officeooo:rsid="000b6e92" officeooo:paragraph-rsid="000b6e92" fo:background-color="#7da7d8"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Liberation Serif" fo:font-size="14pt" fo:language="fr" fo:country="FR" fo:font-weight="normal" fo:background-color="#ffff00" style:font-name-asian="Liberation Serif" style:font-name-complex="Liberation Serif"/>
    </style:style>
    <style:style style:name="P11" style:family="paragraph" style:parent-style-name="Standard">
      <style:paragraph-properties fo:line-height="100%" fo:text-align="start" style:justify-single-word="false"/>
      <style:text-properties style:use-window-font-color="true" style:font-name="Calibri1" fo:font-size="11pt" fo:language="fr" fo:country="FR" fo:font-weight="normal" fo:background-color="transparent" style:font-name-asian="Calibri1" style:font-name-complex="Calibri1"/>
    </style:style>
    <style:style style:name="P12" style:family="paragraph" style:parent-style-name="Standard">
      <style:paragraph-properties fo:line-height="100%" fo:text-align="start" style:justify-single-word="false"/>
      <style:text-properties fo:language="fr" fo:country="FR"/>
    </style:style>
    <style:style style:name="P13" style:family="paragraph" style:parent-style-name="Standard">
      <style:paragraph-properties fo:line-height="100%" fo:text-align="start" style:justify-single-word="false"/>
      <style:text-properties style:use-window-font-color="true" style:font-name="Liberation Serif" fo:font-size="14pt" fo:language="fr" fo:country="FR" fo:font-weight="normal" officeooo:rsid="000b6e92" officeooo:paragraph-rsid="000b6e92" fo:background-color="#ffff00" style:font-name-asian="Liberation Serif" style:font-name-complex="Liberation Serif"/>
    </style:style>
    <style:style style:name="P14"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Liberation Serif" fo:font-size="14pt" fo:language="fr" fo:country="FR" fo:font-weight="normal" fo:background-color="#fff200" style:font-name-asian="Liberation Serif" style:font-name-complex="Liberation Serif"/>
    </style:style>
    <style:style style:name="T1" style:family="text">
      <style:text-properties style:use-window-font-color="true" style:font-name="Liberation Serif" fo:font-size="14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4pt" fo:font-weight="normal" fo:background-color="#fff200" loext:char-shading-value="0" style:font-name-asian="Liberation Serif" style:font-name-complex="Liberation Serif"/>
    </style:style>
    <style:style style:name="T3" style:family="text">
      <style:text-properties style:use-window-font-color="true" style:font-name="Liberation Serif" fo:font-size="14pt" fo:font-weight="normal" fo:background-color="#7da7d8" loext:char-shading-value="0" style:font-name-asian="Liberation Serif" style:font-name-complex="Liberation Serif"/>
    </style:style>
    <style:style style:name="T4" style:family="text">
      <style:text-properties style:use-window-font-color="true" style:text-position="super 58%" style:font-name="Liberation Serif" fo:font-size="14pt" fo:font-weight="normal" fo:background-color="transparent" loext:char-shading-value="0" style:font-name-asian="Liberation Serif" style:font-name-complex="Liberation Serif"/>
    </style:style>
    <style:style style:name="T5" style:family="text">
      <style:text-properties style:use-window-font-color="true" style:font-name="Cambria Math" fo:font-size="14pt" fo:font-weight="normal" fo:background-color="transparent" loext:char-shading-value="0" style:font-name-asian="Cambria Math" style:font-name-complex="Cambria Math"/>
    </style:style>
    <style:style style:name="T6" style:family="text">
      <style:text-properties fo:color="#0000ff" style:font-name="Liberation Serif" fo:font-size="14pt" fo:language="fr" fo:country="FR"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7" style:family="text">
      <style:text-properties officeooo:rsid="000277d5"/>
    </style:style>
    <style:style style:name="T8" style:family="text">
      <style:text-properties officeooo:rsid="00047639"/>
    </style:style>
    <style:style style:name="T9" style:family="text">
      <style:text-properties officeooo:rsid="0007bb16"/>
    </style:style>
    <style:style style:name="T10" style:family="text">
      <style:text-properties officeooo:rsid="0009aab5"/>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EBM (Escourby Booking Manager)</text:p>
      <text:p text:style-name="P2">Carnet de Projet</text:p>
      <text:p text:style-name="P11"/>
      <text:p text:style-name="P3">But du projet : réaliser un logiciel permettant d’éditer et de manipuler (si possible en Drag&amp;Drop) les réservations des campeurs du camping de l’Escourby</text:p>
      <text:p text:style-name="P11"/>
      <text:p text:style-name="P3">Idée retenue pour le projet : réservations stockées dans une base de donnée partagée en réseau, logiciel scripté en Python3. Interface graphique avec Tkinter.</text:p>
      <text:p text:style-name="P3">Raison de ce choix (par rapport à l’utilisation de macros Excel par exemple) : se former sur Tkinter et les liens entre Python3 et les bases de données</text:p>
      <text:p text:style-name="P11"/>
      <text:p text:style-name="P11"/>
      <text:p text:style-name="P3">Lundi 30 septembre 2019 (4h) : formation sur l’utilisation de Tkinter d’après des sites internet (liens après). Élaboration de la structure générale de la GUI : un cadre de boutons en haut, un Canevas pour le planning en bas. Dessin du planning (avec la pool). Les paramètres graphiques pourront être ajustés à la demande du client.</text:p>
      <text:p text:style-name="P3">À faire :</text:p>
      <text:p text:style-name="P7">- se documenter sur la lecture des DB avec Python3, et sur les modes d’écriture et de sauvegarde</text:p>
      <text:p text:style-name="P7">- faire en sorte que le logiciel affiche les réservations correspondant à un DB</text:p>
      <text:p text:style-name="P7">- gérer la sélection d’un élément (mise en valeur, boutons grisés si non petinents)</text:p>
      <text:p text:style-name="P8">- gérer l’export du planning</text:p>
      <text:p text:style-name="P7">- mettre en place la modification de la base de donnée dans les cas suivants :</text:p>
      <text:list xml:id="list2254243724" text:style-name="L1">
        <text:list-item>
          <text:p text:style-name="P14">nouvelle réservation</text:p>
        </text:list-item>
        <text:list-item>
          <text:p text:style-name="P14">supprimer une réservation</text:p>
        </text:list-item>
        <text:list-item>
          <text:p text:style-name="P14">modifier les données d’une réservation</text:p>
        </text:list-item>
        <text:list-item>
          <text:p text:style-name="P14">déplacement d’une réservation avec les touches Haut/Bas</text:p>
        </text:list-item>
        <text:list-item>
          <text:p text:style-name="P14">déplacement d’une réservation en D&amp;D</text:p>
        </text:list-item>
      </text:list>
      <text:p text:style-name="P7">- mettre une infobulle sur les réservation</text:p>
      <text:p text:style-name="P1"><text:a xlink:type="simple" xlink:href="http://fsincere.free.fr/isn/python/cours_python_tkinter.php" text:style-name="Internet_20_link" text:visited-style-name="Visited_20_Internet_20_Link"><text:span text:style-name="T6">http://fsincere.free.fr/isn/python/cours_python_tkinter.php</text:span></text:a></text:p>
      <text:p text:style-name="P1"><text:a xlink:type="simple" xlink:href="https://openclassrooms.com/fr/courses/235344-apprenez-a-programmer-en-python/234859-creez-des-interfaces-graphiques-avec-tkinter" text:style-name="Internet_20_link" text:visited-style-name="Visited_20_Internet_20_Link"><text:span text:style-name="T6">https://openclassrooms.com/fr/courses/235344-apprenez-a-programmer-en-python/234859-creez-des-interfaces-graphiques-avec-tkinter</text:span></text:a></text:p>
      <text:p text:style-name="P1"><text:a xlink:type="simple" xlink:href="https://python.doctor/page-tkinter-interface-graphique-python-tutoriel" text:style-name="Internet_20_link" text:visited-style-name="Visited_20_Internet_20_Link"><text:span text:style-name="T6">https://python.doctor/page-tkinter-interface-graphique-python-tutoriel</text:span></text:a></text:p>
      <text:p text:style-name="P11"/>
      <text:p text:style-name="P12"><text:span text:style-name="T1">Mardi 1</text:span><text:span text:style-name="T4">er</text:span><text:span text:style-name="T1"> Octobre 2019 (4h) : </text:span></text:p>
      <text:p text:style-name="P3">Révisions et documentations sur le SQL et les liens avec Python3. On mettra les dates au format MM/JJ (l’année étant la même pour tous), et on prendra le numéro 0 pour la pool.</text:p>
      <text:p text:style-name="P3">Mise de l’application dans une classe pour éviter les problèmes de variables locales. Les paramètres du tableau ne devant pas être modifiés au cours de l’utilisation, ils restent à l’extérieur.</text:p>
      <text:p text:style-name="P3">Ajout d’un bouton « Quitter », et bindage du protocole de fermeture (clic sur la croix) à la même méthode « quitter », pour bien fermer la base de données après utilisation.</text:p>
      <text:p text:style-name="P3">Affichage des réservations depuis la base de donnée implémenté, il y aura sûrement des débuggages à faire.</text:p>
      <text:p text:style-name="P3"><text:soft-page-break/>Gestion de l’export de l’image de manière incomplète (pour le moment, créé un fichier PostScript)</text:p>
      <text:p text:style-name="P7">- gérer les imputs non règlementaires (convertir les noms en majuscules, mettre tous les 0 dans la date)</text:p>
      <text:p text:style-name="P7">- gérer les noms qui dépassent des cadres de réservation (empêche le grossissement de la bordure du rectangle)</text:p>
      <text:p text:style-name="P11"/>
      <text:p text:style-name="P3">Mercredi 2 Octobre 2019 (5h) : on mettra plutôt des numéros d’emplacement négatifs pour la piscine, et on y autorisera les chevauchements. Pour la gestion des erreurs, on supposera que la base de données est modifiée uniquement depuis le logiciel. Ajout de la date d’édition sur le planning.</text:p>
      <text:p text:style-name="P3">Sélection d’un objet mise en place. Lorsqu’on passe la souris sur un rectangle, sa bordure grossit et lorsqu’on clique dessus, elle devient rouge, les boutons se déverrouillent et le rectangle prend le focus (je n’ai pas encore vraiment compris à quoi sert ce dernier point). Début de la programmation de la fenêtre d’édition de réservation, mais problème : je n’arrive pas à enregistrer les changements apportés.</text:p>
      <text:p text:style-name="P3">Ok en fait, mais le texte par défaut ne s’affiche pas.</text:p>
      <text:p text:style-name="P3">Problème résolu, en précisant l’appartenance de la variable de texte (StringVar(self) au lieu de StringVar()). Fenêtre d’édition des réservations terminée (détails esthétiques à préciser avec le client). On sépare la fonction « selectionne ».</text:p>
      <text:p text:style-name="P12"><text:span text:style-name="T1">Implémentation de l’ajout d’une réservation. Sauvegarde à chaque modif, </text:span><text:span text:style-name="T2">possibilité d’ajouter un bouton sauvegarder plus tard</text:span></text:p>
      <text:p text:style-name="P7">- faire en sorte de désactiver la fenêtre principale quand la fenêtre d’édition de réservation est ouverte, ou lors d’un message d’erreur</text:p>
      <text:p text:style-name="P11"/>
      <text:p text:style-name="P3">Jeudi 3 Octobre 2019 (30 min) : Ajout d’un bouton « enregistrer », modifications en conséquence (askyesnocancel sur le bouton « quitter » notamment)</text:p>
      <text:p text:style-name="P7">- rajouter un message d’alerte s’il reste des campeurs dans la piscine au moment de la fermeture</text:p>
      <text:p text:style-name="P11"/>
      <text:p text:style-name="P3">WE du 4 au 6 Octobre 2019 (2h) : modification de la fonction quitter pour vérifier s’il reste des campeurs dans la piscine</text:p>
      <text:p text:style-name="P3">Ajout d’un champ « NomAffiche » pour pouvoir afficher un nom différent du nom du campeur, et éviter les problèmes de noms qui dépassent des réservations.</text:p>
      <text:p text:style-name="P3">Ajout de la fonction de suppression de réservation (sous le bouton correspondant).</text:p>
      <text:p text:style-name="P3">Début de la programmation de la fonction « infos_resa », mais pause car il faut séparer la fonction « check_conflits ». Je le fait, puis finis la fonction infos_resa.</text:p>
      <text:p text:style-name="P3">Regroupement en une seule fonction « quitter » des deux stages qui existaient précédemment, en mettant un flag. Réalisation des binds et pose des fonctions pour gérer les pressions sur les touches directionnelles ; fonction maîtresse à compléter.</text:p>
      <text:p text:style-name="P11"/>
      <text:p text:style-name="P3">8 Octobre 2019 (30 min) : ajout d’un « selectionne(0) » dans la fonction d’export. Ajout de la possiblité d’avoir des réservations qui commencent en juin ou finissent en septembre (adaptation des rectangles en conséquence). Codage de la fonction « touche_dir », mais ça ne marche pas… à voir</text:p>
      <text:p text:style-name="P11"/>
      <text:p text:style-name="P3"><text:soft-page-break/>9 Octobre 2019 (3h) : problème de la dernière fois corrigé en mettant un cv.focus_set() avant les bind. Le déplacement par les touches directionnelles semble fonctionner. La fenêtre principale est maintenant bloquée tant que la fenêtre d’édition de réservations est ouverte. Changement de l’ordre des dialogues pour la fermeture. Rajout d’un « selectionne(0) » lors d’un clic en dehors d’une réservation. Ajout du déplacement de réservations en D&amp;D, validation du déplacement uniquement lors du relâchement de la souris. Ajout d’une infobulle qui reste jusqu’à ce qu’on clique ailleurs. Désactivation du bouton export lorsque des modifications n’ont pas été enregistrées.</text:p>
      <text:p text:style-name="P3">Correction de bugs mineurs. Ajout (en commentaire) d’un sleep de 2 secondes pour les infobulles, à garder ou non selon l’avis du client.</text:p>
      <text:p text:style-name="P11"/>
      <text:p text:style-name="P3">Temps total passé sur le projet (version 1.0) : 19h</text:p>
      <text:p text:style-name="P11"/>
      <text:p text:style-name="P3">Mercredi 16 Octobre 2019 (1h) : discussion avec Alexandre, nouvelles idées pour améliorer (passage en version 1.1). Remise en place des rectangles de couleurs pour les emplacements pairs, modifications esthétiques mineures</text:p>
      <text:p text:style-name="P7">- rajouter un champ « divers » dans l’infobulle</text:p>
      <text:p text:style-name="P8">- icône application</text:p>
      <text:p text:style-name="P8">- éventualité de mettre le frigo en gras/d’une autre couleur</text:p>
      <text:p text:style-name="P8">- imprimer juste certaines zones/possibilité de sélectionner la zone à exporter</text:p>
      <text:p text:style-name="P7">- piscine qui se déroule</text:p>
      <text:p text:style-name="P7">- ajouter un champ « soudé » à l’emplacement qui empêche le déplacement</text:p>
      <text:p text:style-name="P7">- rajouter les numéros d’emplacement à droite</text:p>
      <text:p text:style-name="P11"/>
      <text:p text:style-name="P7">- désactiver le bouton « choisir une db » tant que les modifications ne sont pas enregistrées</text:p>
      <text:p text:style-name="P7">- rajouter un fichier de verrou pour empêcher la modification simultanée</text:p>
      <text:p text:style-name="P7">- voir si des conversions entre list et tuple (ou dict) pourraient améliorer la gestion des rows</text:p>
      <text:p text:style-name="P7">- faire le formatage des dates plus proprement</text:p>
      <text:p text:style-name="P8">- rajouter un fichier de log ?</text:p>
      <text:p text:style-name="P11"/>
      <text:p text:style-name="P12"><text:span text:style-name="T1">Lundi 21 Octobre 2019 (2h30): création de la nouvelle template, avec les champs « divers » et « Ancre », mises à jour du code en conséquence. Modification de l’état du bouton « Choisir une db » (voir plus haut). Rajout des numéros à droite du planning. Utilisation de listes pour les rows au lieu de tuples. Ajout du verrou, mais on risque d’avoir des </text:span><text:span text:style-name="T3">problèmes d’encodage</text:span><text:span text:style-name="T1">, à voir. Tentatives de mise en place d’un « ascenseur », à perfectionner.</text:span></text:p>
      <text:p text:style-name="P11"/>
      <text:p text:style-name="P8">- résoudre l’erreur bizarre qui arrive quand on annule l’édition d’une résa notamment</text:p>
      <text:p text:style-name="P11"/>
      <text:p text:style-name="P12"><text:span text:style-name="T1">Mardi 22 Octobre 2019 (45min) : mise en place de l’ascenseur de manière satisfaisante. Problème à résoudre : les emplacements ne bougent pas correctement quand on a scrollé le canevas </text:span><text:span text:style-name="T5">→</text:span><text:span text:style-name="T1"> résolu. Mise à jour des fonctions de déplacement des réservations en conséquence (car on n’autorise plus le fait d’avoir plusieurs </text:span><text:soft-page-break/><text:span text:style-name="T1">emplacements dans la piscine)</text:span></text:p>
      <text:p text:style-name="P11"/>
      <text:p text:style-name="P3">Problème : rallonge d’une réservation qui termine dans la piscine, quand on essaye de la bouger</text:p>
      <text:p text:style-name="P11"/>
      <text:p text:style-name="P3">Dimanche 3 Octobre 2019 (45 min) : problème de l’édition de réservations résolu : la liste des arguments de la requête d’UPDATE n’était pas dans le bon ordre, et on modifiait le numéro de réservation au lieu de l’ancre lorsqu’il y avait conflit avec d’autres réservations</text:p>
      <text:p text:style-name="P11"/>
      <text:p text:style-name="P3">Quelques modifications mineures entre-temps, du temps passé pour « installer » le logiciel sur l’ordi d’Alexandre (tentative de standalone, compliqué, finit par marcher mais problème de dll qui ne se résout même pas avec l’installation de Python, donc ajout de Python au PATH et lanceur en batch directement sur le script).</text:p>
      <text:p text:style-name="P11"/>
      <text:p text:style-name="P3">Mercredi 5 février : sanitization des entrée en chaînes de caractères (nom, nom à afficher, divers) pour éviter les injections involontaires de SQL (si présence de guillemets dans le nom, par exemple)</text:p>
      <text:p text:style-name="P11"/>
      <text:p text:style-name="P3">Dimanche 1 Mars : discussion avec Alexandre. Points à modifier :</text:p>
      <text:p text:style-name="P10">- mettre automatiquement la même valeur pour nom et nom à afficher si un seul des champs est rempli</text:p>
      <text:p text:style-name="P10">- rajouter les champs « nombre d’adultes » et « nombres d’enfants » et les faire apparaître dans la bulle</text:p>
      <text:p text:style-name="P10">- rajouter un champ « Ombre » et le faire apparaître sur la réservations</text:p>
      <text:p text:style-name="P10">- naviguer à la molette (monter et descendre le planning)</text:p>
      <text:p text:style-name="P11"/>
      <text:p text:style-name="P3">Lundi 2 Mars (40min) : correction du bug qu’Alex avait rencontré quand on était au téléphone : tentative de fermeture d’une base de données déjà fermée. Mise en commentaires du bouton « Export ». Ajout du scroll à la souris (attention, il pourrait être inversé sur un ordi Windows. Test sous windows, ça marche.</text:p>
      <text:p text:style-name="P3"/>
      <text:p text:style-name="P4">Mardi 3 Mars  <text:span text:style-name="T8">(1h45) </text:span>: correction d’un oubli : il était possible de bouger une réservation ancrée à l’aide des flèches. <text:span text:style-name="T7">Ajout progressif des fonctionnalités demandées par Alexandre. Je modifie aussi légèrement l’affichage du couchage (tentes, camping-car ou caravane)</text:span></text:p>
      <text:p text:style-name="P4"/>
      <text:p text:style-name="P5">Mercredi 4 mars  <text:span text:style-name="T10">(1h30) </text:span>: tests. Apparemment il ne se passe rien si on ne sanitize pas les noms, donc je supprime cette précaution. <text:span text:style-name="T9">Je fais en sorte que l’infobulle reste toujours sur le dessus. Je regroupe du code écrit plusieurs fois. J’ajoute un avertissement avant suppression d’une réservation.</text:span></text:p>
      <text:p text:style-name="P5"/>
      <text:p text:style-name="P6">Jeudi 9 juillet : commentaires d’Alex :</text:p>
      <text:p text:style-name="P9">- ajouter les numéros des jours en bas du planning</text:p>
      <text:p text:style-name="P9">- mettre les emplacements bloqués d’une autre couleur (ou le contour)</text:p>
      <text:p text:style-name="P13">- mettre la fenêtre d’édition de réservation sur deux colon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Cambria Math" svg:font-family="'Cambria Math'"/>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0-07-09T15:32:13.891129372</dc:date>
    <meta:editing-duration>PT1H18M33S</meta:editing-duration>
    <meta:editing-cycles>6</meta:editing-cycles>
    <meta:generator>LibreOffice/6.4.4.2$Linux_X86_64 LibreOffice_project/40$Build-2</meta:generator>
    <meta:document-statistic meta:table-count="0" meta:image-count="0" meta:object-count="0" meta:page-count="4" meta:paragraph-count="78" meta:word-count="1659" meta:character-count="10276" meta:non-whitespace-character-count="8697"/>
  </office:meta>
</office:document-meta>
</file>